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6.104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2.696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4.572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2.636cm"/>
    </style:style>
    <style:style style:name="gr5" style:family="graphic" style:parent-style-name="standard">
      <style:graphic-properties draw:stroke="none" svg:stroke-color="#000000" draw:fill="none" draw:fill-color="#ffffff" fo:min-height="1.328cm"/>
    </style:style>
    <style:style style:name="gr6" style:family="graphic" style:parent-style-name="standard">
      <style:graphic-properties draw:stroke="none" svg:stroke-color="#000000" draw:fill="none" draw:fill-color="#ffffff" fo:min-height="1.593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905cm" svg:x="16.39cm" svg:y="4.789cm">
          <text:p text:style-name="P1">Auction Participa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.905cm" svg:x="16.417cm" svg:y="10.536cm">
          <text:p text:style-name="P1">FuckYou Au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.905cm" svg:x="3.859cm" svg:y="10.6cm">
          <text:p text:style-name="P1">FUC Stakehold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81cm" svg:height="0.762cm" draw:transform="rotate (1.56573487196411) translate (18.249cm 10.252cm)">
          <text:p/>
          <draw:enhanced-geometry svg:viewBox="0 0 21600 21600" draw:text-areas="?f7 ?f0 21600 ?f2" draw:type="left-arrow" draw:modifiers="3553.93053016453 7869.986893840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207cm" svg:height="0.762cm" draw:transform="rotate (-0.00506145483078437) translate (10.829cm 11.081cm)">
          <text:p/>
          <draw:enhanced-geometry svg:viewBox="0 0 21600 21600" draw:text-areas="?f7 ?f0 21600 ?f2" draw:type="left-arrow" draw:modifiers="2214.7465437788 8039.8427260812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6.604cm" svg:height="1.905cm" svg:x="16.367cm" svg:y="16.44cm">
          <text:p text:style-name="P1">The Worl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81cm" svg:height="0.762cm" draw:transform="rotate (1.56573487196411) translate (19.199cm 16.156cm)">
          <text:p/>
          <draw:enhanced-geometry svg:viewBox="0 0 21600 21600" draw:text-areas="?f7 ?f0 21600 ?f2" draw:type="left-arrow" draw:modifiers="3553.93053016453 7869.986893840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3.122cm" svg:height="1.578cm" svg:x="15.205cm" svg:y="7.858cm">
          <draw:text-box>
            <text:p text:style-name="P2"><text:span text:style-name="T1">Bids made in ETH</text:span></text:p>
          </draw:text-box>
        </draw:frame>
        <draw:custom-shape draw:style-name="gr4" draw:text-style-name="P1" draw:layer="layout" svg:width="3.281cm" svg:height="0.762cm" draw:transform="rotate (-1.57585778162568) translate (20.938cm 6.989cm)">
          <text:p/>
          <draw:enhanced-geometry svg:viewBox="0 0 21600 21600" draw:text-areas="?f7 ?f0 21600 ?f2" draw:type="left-arrow" draw:modifiers="3553.93053016453 7869.986893840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5.119cm" svg:height="1.843cm" svg:x="20.981cm" svg:y="7.885cm">
          <draw:text-box>
            <text:p text:style-name="P4"><text:span text:style-name="T1">99% of losing bids returned in ETH</text:span></text:p>
          </draw:text-box>
        </draw:frame>
        <draw:frame draw:style-name="gr7" draw:text-style-name="P7" draw:layer="layout" svg:width="7.239cm" svg:height="1.651cm" svg:x="10.296cm" svg:y="1.7cm">
          <draw:text-box>
            <text:p text:style-name="P6"><text:span text:style-name="T2">FuckYou Network</text:span></text:p>
          </draw:text-box>
        </draw:frame>
        <draw:frame draw:style-name="gr8" draw:text-style-name="P5" draw:layer="layout" svg:width="3.079cm" svg:height="1.778cm" svg:x="20.146cm" svg:y="13.646cm">
          <draw:text-box>
            <text:p text:style-name="P4"><text:span text:style-name="T1">Messages broadcast</text:span></text:p>
          </draw:text-box>
        </draw:frame>
        <draw:frame draw:style-name="gr6" draw:text-style-name="P5" draw:layer="layout" svg:width="5.119cm" svg:height="1.843cm" svg:x="20.982cm" svg:y="7.886cm">
          <draw:text-box>
            <text:p text:style-name="P4"><text:span text:style-name="T1">99% of losing bids returned in ETH</text:span></text:p>
          </draw:text-box>
        </draw:frame>
        <draw:frame draw:style-name="gr7" draw:text-style-name="P5" draw:layer="layout" svg:width="3.429cm" svg:height="1.651cm" svg:x="12.122cm" svg:y="11.722cm">
          <draw:text-box>
            <text:p text:style-name="P4"><text:span text:style-name="T1">Dividends paid in E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7:30:43.305611000</meta:creation-date>
    <dc:date>2017-06-10T17:54:25.937319000</dc:date>
    <meta:editing-duration>PT2M48S</meta:editing-duration>
    <meta:editing-cycles>2</meta:editing-cycles>
    <meta:generator>LibreOffice/5.3.3.2$MacOSX_X86_64 LibreOffice_project/3d9a8b4b4e538a85e0782bd6c2d430bafe583448</meta:generator>
    <meta:document-statistic meta:object-count="14"/>
  </office:meta>
</office:document-meta>
</file>